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smn.missing.nouns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table:number-columns-repeated="2"/>
          <table:table-cell office:value-type="string" calcext:value-type="string">
            <text:p>käännös1</text:p>
          </table:table-cell>
          <table:table-cell office:value-type="string" calcext:value-type="string">
            <text:p>käännös</text:p>
          </table:table-cell>
          <table:table-cell/>
          <table:table-cell office:value-type="string" calcext:value-type="string">
            <text:p>käännös2</text:p>
          </table:table-cell>
          <table:table-cell office:value-type="string" calcext:value-type="string">
            <text:p>esim</text:p>
          </table:table-cell>
          <table:table-cell office:value-type="string" calcext:value-type="string">
            <text:p>esimkäännös</text:p>
          </table:table-cell>
          <table:table-cell office:value-type="string" calcext:value-type="string">
            <text:p>esim</text:p>
          </table:table-cell>
          <table:table-cell office:value-type="string" calcext:value-type="string">
            <text:p>esimkäännös</text:p>
          </table:table-cell>
        </table:table-row>
        <table:table-row table:style-name="ro1">
          <table:table-cell office:value-type="string" calcext:value-type="string">
            <text:p>lem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b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b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tt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ont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äkelä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äláttâhl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äsi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in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t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inn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att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a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sar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älž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yhätty</text:p>
          </table:table-cell>
          <table:table-cell office:value-type="string" calcext:value-type="string">
            <text:p>kuáđááš</text:p>
          </table:table-cell>
          <table:table-cell office:value-type="string" calcext:value-type="string">
            <text:p>asumus</text:p>
          </table:table-cell>
          <table:table-cell office:value-type="string" calcext:value-type="string">
            <text:p>tuuváá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uh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avh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is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v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r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p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ell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jâl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l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áálá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ilá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n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oroo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kk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k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iv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tiv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lu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lâ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iv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škádâh</text:p>
          </table:table-cell>
          <table:table-cell/>
          <table:table-cell office:value-type="string" calcext:value-type="string">
            <text:p>koškevuot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ä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ieŋ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skadistem</text:p>
          </table:table-cell>
          <table:table-cell/>
          <table:table-cell office:value-type="string" calcext:value-type="string">
            <text:p>solâ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ao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ddâlorro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árdá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p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äiji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evepäd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eidâš</text:p>
          </table:table-cell>
          <table:table-cell office:value-type="string" calcext:value-type="string">
            <text:p>ylätyyli</text:p>
          </table:table-cell>
          <table:table-cell office:value-type="string" calcext:value-type="string">
            <text:p>kunnijâttum nieid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yt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ááv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li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aldâš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i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hka</text:p>
          </table:table-cell>
          <table:table-cell office:value-type="string" calcext:value-type="string">
            <text:p>lukká</text:p>
          </table:table-cell>
          <table:table-cell office:value-type="string" calcext:value-type="string">
            <text:p>vaate</text:p>
          </table:table-cell>
          <table:table-cell office:value-type="string" calcext:value-type="string">
            <text:p>piivtâs</text:p>
          </table:table-cell>
          <table:table-cell office:value-type="string" calcext:value-type="string">
            <text:p>pitkä viitta</text:p>
          </table:table-cell>
          <table:table-cell office:value-type="string" calcext:value-type="string">
            <text:p>máácc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hv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áđ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oroo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ŋkk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hta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rauskohtaus</text:p>
          </table:table-cell>
          <table:table-cell office:value-type="string" calcext:value-type="string">
            <text:p>toppiittâh</text:p>
          </table:table-cell>
          <table:table-cell office:value-type="string" calcext:value-type="string">
            <text:p>esityksessä</text:p>
          </table:table-cell>
          <table:table-cell office:value-type="string" calcext:value-type="string">
            <text:p>čájáttâspittá</text:p>
          </table:table-cell>
          <table:table-cell office:value-type="string" calcext:value-type="string">
            <text:p>kohtaaminen (fyysinen)</text:p>
          </table:table-cell>
          <table:table-cell office:value-type="string" calcext:value-type="string">
            <text:p>kuáhtá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rvi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áálu</text:p>
          </table:table-cell>
          <table:table-cell/>
          <table:table-cell office:value-type="string" calcext:value-type="string">
            <text:p>komme</text:p>
          </table:table-cell>
          <table:table-cell/>
          <table:table-cell office:value-type="string" calcext:value-type="string">
            <text:p>kumâttâ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m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áim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s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m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mâh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s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yei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ykk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tâg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ont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k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čč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ääm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ieŋâmeer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a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ima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kstii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ksti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ydetyn eläimen liha</text:p>
          </table:table-cell>
          <table:table-cell office:value-type="string" calcext:value-type="string">
            <text:p>saalâs</text:p>
          </table:table-cell>
          <table:table-cell office:value-type="string" calcext:value-type="string">
            <text:p>saaliiksi pyydetty tai pyydettävä eläin</text:p>
          </table:table-cell>
          <table:table-cell office:value-type="string" calcext:value-type="string">
            <text:p>saalâsell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p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esee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äkyv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m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kk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lpyl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ávguttâ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ertu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rä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đâi_čuágg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äyn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lâčč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áidiákku</text:p>
          </table:table-cell>
          <table:table-cell office:value-type="string" calcext:value-type="string">
            <text:p>-ákku</text:p>
          </table:table-cell>
          <table:table-cell office:value-type="string" calcext:value-type="string">
            <text:p>tuuváá kálgu, Kieddigâš-kálgu</text:p>
          </table:table-cell>
          <table:table-cell office:value-type="string" calcext:value-type="string">
            <text:p>kálg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tai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didem</text:p>
          </table:table-cell>
          <table:table-cell/>
          <table:table-cell office:value-type="string" calcext:value-type="string">
            <text:p>viärdádâllâ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s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ns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ap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ccpáárná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rjint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lgoš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jäl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säänkäyn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isâpuátt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ivo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urg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v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svo</text:p>
          </table:table-cell>
          <table:table-cell/>
          <table:table-cell office:value-type="string" calcext:value-type="string">
            <text:p>suol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a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a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m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inn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inn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ttâ</text:p>
          </table:table-cell>
          <table:table-cell/>
          <table:table-cell office:value-type="string" calcext:value-type="string">
            <text:p>čurt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ääryn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áá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i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orâ nieidâ</text:p>
          </table:table-cell>
          <table:table-cell/>
          <table:table-cell office:value-type="string" calcext:value-type="string">
            <text:p>nieid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emat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temat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m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pp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nnuučiehâ, sovâttemčiehâ</text:p>
          </table:table-cell>
          <table:table-cell office:value-type="string" calcext:value-type="string">
            <text:p>čieh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kk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a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yedittem</text:p>
          </table:table-cell>
          <table:table-cell/>
          <table:table-cell office:value-type="string" calcext:value-type="string">
            <text:p>kyedittâ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ol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av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v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a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p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äi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äiji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is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ärd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ärke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he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ir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r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i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ii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emoo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or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o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ersov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ätk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äänsärk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ivipoovč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ää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umiinosa</text:p>
          </table:table-cell>
          <table:table-cell office:value-type="string" calcext:value-type="string">
            <text:p>uáivi</text:p>
          </table:table-cell>
          <table:table-cell office:value-type="string" calcext:value-type="string">
            <text:p>pitkän esineen t maaston pää njargkeeči, oorâ nubbe keeči</text:p>
          </table:table-cell>
          <table:table-cell office:value-type="string" calcext:value-type="string">
            <text:p>keeč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ganis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rganis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da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pp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ette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tt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o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áin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öydö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áávn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ht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hđutt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hdis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ket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joitel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aal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inno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erustume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asvi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ad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j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tkum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no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vtásk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m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se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et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ett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rt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kkuminen</text:p>
          </table:table-cell>
          <table:table-cell office:value-type="string" calcext:value-type="string">
            <text:p>uáđđim</text:p>
          </table:table-cell>
          <table:table-cell office:value-type="string" calcext:value-type="string">
            <text:p>Lii peivinaharij äigi. Naver ruttiistij. </text:p>
          </table:table-cell>
          <table:table-cell office:value-type="string" calcext:value-type="string">
            <text:p>naver</text:p>
          </table:table-cell>
          <table:table-cell office:value-type="string" calcext:value-type="string">
            <text:p>Näin unta hänestä. Mun nievdim suu.</text:p>
          </table:table-cell>
          <table:table-cell office:value-type="string" calcext:value-type="string">
            <text:p>kj. nievdâ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yk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eu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lášuttem</text:p>
          </table:table-cell>
          <table:table-cell/>
          <table:table-cell office:value-type="string" calcext:value-type="string">
            <text:p>oášit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on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ntti</text:p>
          </table:table-cell>
          <table:table-cell/>
          <table:table-cell office:value-type="string" calcext:value-type="string">
            <text:p>isk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h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yllis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jâ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ojel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ojâl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maa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aama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k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k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e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use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äntä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s. šlettiđ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him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e_olmoo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p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juámmil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vv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kaisu</text:p>
          </table:table-cell>
          <table:table-cell office:value-type="string" calcext:value-type="string">
            <text:p>čievžâstâ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hdi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undârušš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oss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l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la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pell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pri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pri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ääs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eess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te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mppailu</text:p>
          </table:table-cell>
          <table:table-cell office:value-type="string" calcext:value-type="string">
            <text:p>kámppádâllâm</text:p>
          </table:table-cell>
          <table:table-cell office:value-type="string" calcext:value-type="string">
            <text:p>kilpailu</text:p>
          </table:table-cell>
          <table:table-cell office:value-type="string" calcext:value-type="string">
            <text:p>kiš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allistu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sális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lgâduái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árdámu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asta nosto, rahannosto</text:p>
          </table:table-cell>
          <table:table-cell office:value-type="string" calcext:value-type="string">
            <text:p>pajedem</text:p>
          </table:table-cell>
          <table:table-cell/>
          <table:table-cell office:value-type="string" calcext:value-type="string">
            <text:p>kop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k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e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mmol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áhu_táá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is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štottemčaal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rk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áálu</text:p>
          </table:table-cell>
          <table:table-cell/>
          <table:table-cell office:value-type="string" calcext:value-type="string">
            <text:p>kummâttâs</text:p>
          </table:table-cell>
          <table:table-cell/>
          <table:table-cell office:value-type="string" calcext:value-type="string">
            <text:p>k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no</text:p>
          </table:table-cell>
          <table:table-cell/>
          <table:table-cell office:value-type="string" calcext:value-type="string">
            <text:p>čuoigâmkaamu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j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om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in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vn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vit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vvej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e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iär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j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te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etârut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sv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á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ita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r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vyt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elestä</text:p>
          </table:table-cell>
          <table:table-cell office:value-type="string" calcext:value-type="string">
            <text:p>iäláskittem</text:p>
          </table:table-cell>
          <table:table-cell office:value-type="string" calcext:value-type="string">
            <text:p>ihmisestä</text:p>
          </table:table-cell>
          <table:table-cell office:value-type="string" calcext:value-type="string">
            <text:p>iälláát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vos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rvušt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n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an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rii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tri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pipuu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hj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är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mis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lmâšt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ömyyr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äljárušš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öhuon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govis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kk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si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rn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rn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knolog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kn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k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k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ki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ärh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uss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sa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cca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äpylä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imaräpylä jalassa</text:p>
          </table:table-cell>
          <table:table-cell office:value-type="string" calcext:value-type="string">
            <text:p>vuoijâmjyelgi</text:p>
          </table:table-cell>
          <table:table-cell office:value-type="string" calcext:value-type="string">
            <text:p>pelissä</text:p>
          </table:table-cell>
          <table:table-cell office:value-type="string" calcext:value-type="string">
            <text:p>toppimkiist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l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l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ij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äjähd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ävki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sk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us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hanpuru</text:p>
          </table:table-cell>
          <table:table-cell office:value-type="string" calcext:value-type="string">
            <text:p>sáhájávvu</text:p>
          </table:table-cell>
          <table:table-cell office:value-type="string" calcext:value-type="string">
            <text:p>vatsanpuru</text:p>
          </table:table-cell>
          <table:table-cell office:value-type="string" calcext:value-type="string">
            <text:p>čuávjitoppiittâ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rj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r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mpu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mbu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önt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u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äk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t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tter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äästä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äđŋás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ed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piijká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ymälä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ni</text:p>
          </table:table-cell>
          <table:table-cell office:value-type="string" calcext:value-type="string">
            <text:p>puvdâ</text:p>
          </table:table-cell>
          <table:table-cell office:value-type="string" calcext:value-type="string">
            <text:p>kauppa</text:p>
          </table:table-cell>
          <table:table-cell office:value-type="string" calcext:value-type="string">
            <text:p>kävp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inaisjäännö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äkärä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yevv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stave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ääri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kkal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i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hkar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e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ud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uth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hj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ksânjäl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ulut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kuávlej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eks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tek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ov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lov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š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iss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iss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h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p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u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oo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ano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mppai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ámppádem</text:p>
          </table:table-cell>
          <table:table-cell/>
          <table:table-cell office:value-type="string" calcext:value-type="string">
            <text:p>kámppádâllâ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mpan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a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og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oo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k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tk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om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ominen päivä</text:p>
          </table:table-cell>
          <table:table-cell office:value-type="string" calcext:value-type="string">
            <text:p>ittáš</text:p>
          </table:table-cell>
          <table:table-cell office:value-type="string" calcext:value-type="string">
            <text:p>aamu</text:p>
          </table:table-cell>
          <table:table-cell office:value-type="string" calcext:value-type="string">
            <text:p>iiđ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ij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ill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i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ukk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ielâ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mst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am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mmenn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f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raf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ög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lö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iin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la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reslágán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s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as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än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än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vo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árvustanne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u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äčč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luokkal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ör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o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i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o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iđi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t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erail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yes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teraa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tera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h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v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ate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vtâ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öpäiv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gopei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nk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k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árj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ivom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oiv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kka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kk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st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pp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d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ju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nt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odd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ny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oddâ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ipen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ip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ang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lan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rk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rk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j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o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vu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h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k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yeligâs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äily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äilu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daso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uáđááduá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an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o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oki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emm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öyhelö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si</text:p>
          </table:table-cell>
          <table:table-cell office:value-type="string" calcext:value-type="string">
            <text:p>suogg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stei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id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s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zz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c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c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kk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i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äk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si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nem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árá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a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ar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äätt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rid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all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sá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t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áttááttâllâm</text:p>
          </table:table-cell>
          <table:table-cell/>
          <table:table-cell office:value-type="string" calcext:value-type="string">
            <text:p>opâttâllâ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nell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ho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p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ár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toim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hjelmo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hjelmis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el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ove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mi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itsy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j.immeelviđá</text:p>
          </table:table-cell>
          <table:table-cell office:value-type="string" calcext:value-type="string">
            <text:p>immeelviđ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ötätun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etieell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oti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i-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o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eto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ku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đhâš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rs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n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darii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nda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äm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äm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u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t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átt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o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h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h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voll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va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va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ku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kig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ke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lan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isk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älkku</text:p>
          </table:table-cell>
          <table:table-cell/>
          <table:table-cell office:value-type="string" calcext:value-type="string">
            <text:p>tiälhu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ikk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älkku</text:p>
          </table:table-cell>
          <table:table-cell/>
          <table:table-cell office:value-type="string" calcext:value-type="string">
            <text:p>tiälhu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s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y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nnioi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nnijâ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lku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ki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kkim</text:p>
          </table:table-cell>
          <table:table-cell/>
          <table:table-cell office:value-type="string" calcext:value-type="string">
            <text:p>liäđđ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isk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o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tak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ta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um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lum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e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aste</text:p>
          </table:table-cell>
          <table:table-cell office:value-type="string" calcext:value-type="string">
            <text:p>keččâlus</text:p>
          </table:table-cell>
          <table:table-cell office:value-type="string" calcext:value-type="string">
            <text:p>kamppailu</text:p>
          </table:table-cell>
          <table:table-cell office:value-type="string" calcext:value-type="string">
            <text:p>kámppádâllâm</text:p>
          </table:table-cell>
          <table:table-cell office:value-type="string" calcext:value-type="string">
            <text:p>kilpailu</text:p>
          </table:table-cell>
          <table:table-cell office:value-type="string" calcext:value-type="string">
            <text:p>kiš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joitusas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int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d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sk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rp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ram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ram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ppo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id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yttöa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t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ttarel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n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ksik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hmisistä</text:p>
          </table:table-cell>
          <table:table-cell office:value-type="string" calcext:value-type="string">
            <text:p>kyevt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ja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pp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ka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aka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stav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htaj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es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ees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ot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h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u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lant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elestä</text:p>
          </table:table-cell>
          <table:table-cell office:value-type="string" calcext:value-type="string">
            <text:p>hollandkiel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i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tta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ps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oru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oor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ar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ä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pi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pi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esmenny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äččámrokke, Erkki Itkos -rokke</text:p>
          </table:table-cell>
          <table:table-cell office:value-type="string" calcext:value-type="string">
            <text:p>-rok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hi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otu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et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ällá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ee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re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om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ánn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mm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tti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nkomaal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áládâheennâml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ä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iton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erosta</text:p>
          </table:table-cell>
          <table:table-cell office:value-type="string" calcext:value-type="string">
            <text:p>viiđiš</text:p>
          </table:table-cell>
          <table:table-cell office:value-type="string" calcext:value-type="string">
            <text:p>rahasta</text:p>
          </table:table-cell>
          <table:table-cell office:value-type="string" calcext:value-type="string">
            <text:p>viđâeurosâ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ihtyis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nytte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žott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jentytär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ikk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t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tios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äjikosáttâh, merâkosáttâh</text:p>
          </table:table-cell>
          <table:table-cell office:value-type="string" calcext:value-type="string">
            <text:p>kosáttâ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ärill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nil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nil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mma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ádu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ááju</text:p>
          </table:table-cell>
          <table:table-cell/>
          <table:table-cell office:value-type="string" calcext:value-type="string">
            <text:p>äitt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ina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ännámrokke</text:p>
          </table:table-cell>
          <table:table-cell office:value-type="string" calcext:value-type="string">
            <text:p>-rok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pu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h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k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rk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sk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öskente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rg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u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kk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rg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is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uri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öyr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u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ivottom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áivuttemes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ffe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off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lall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edus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äđušt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a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era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i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i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tta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t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kkai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rkkuust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kas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joti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aallâmtaldr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ko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lg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g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i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ähdist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ásnádâ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lei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skadistem</text:p>
          </table:table-cell>
          <table:table-cell/>
          <table:table-cell office:value-type="string" calcext:value-type="string">
            <text:p>solâ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urenn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ur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p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keu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kukyps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stant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bstantiiv</text:p>
          </table:table-cell>
          <table:table-cell/>
          <table:table-cell office:value-type="string" calcext:value-type="string">
            <text:p>substant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vistyny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uovviitt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vilis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vilis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rpa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urus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rvuust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s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ss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emon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remo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o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ielgim</text:p>
          </table:table-cell>
          <table:table-cell/>
          <table:table-cell office:value-type="string" calcext:value-type="string">
            <text:p>selvât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ke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ielgâs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kkail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iäránis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dime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di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ra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oitt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oje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moj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k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äilönt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äil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äh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áh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äännö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žž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u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ki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yenilitte</text:p>
          </table:table-cell>
          <table:table-cell/>
          <table:table-cell office:value-type="string" calcext:value-type="string">
            <text:p>roskelit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t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mant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is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tu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itu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n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igg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koll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iko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u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u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vitsem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vâ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t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äiđeevovn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nek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evepäd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or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hoit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ttâd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ähm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asti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yd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uta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orâtáá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osk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no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nomi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onom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i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oofi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u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uávkk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n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ovd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mesta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rmiäštá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nni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ann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us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lus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s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áđud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til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il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ppe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ppâ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ssa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nss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t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ala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äki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inav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a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a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äähin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a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vo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o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opp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opp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gi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gg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ivall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hjei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hjai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ttu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i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omi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minat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minatiiv</text:p>
          </table:table-cell>
          <table:table-cell/>
          <table:table-cell office:value-type="string" calcext:value-type="string">
            <text:p>nominati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v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ie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lijalk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eljijuálgá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to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rsi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r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am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tolog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yt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ste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yste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urai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ye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r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m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r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or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mpinimi</text:p>
          </table:table-cell>
          <table:table-cell office:value-type="string" calcext:value-type="string">
            <text:p>ááhu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nak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tto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italis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tal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steri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nisteriö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kroskoo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krosk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kro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kro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k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k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elenkiin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erustu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tar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äštár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e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iss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iss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t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dit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aro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kar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ääritte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ärušt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ll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ad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henn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ni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ov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reatiiv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otettav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yetittettee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okit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istel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istâl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ke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ist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gistiik</text:p>
          </table:table-cell>
          <table:table-cell/>
          <table:table-cell office:value-type="string" calcext:value-type="string">
            <text:p>logist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u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pu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pu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pa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m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ikkuv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ev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t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enccu</text:p>
          </table:table-cell>
          <table:table-cell/>
          <table:table-cell office:value-type="string" calcext:value-type="string">
            <text:p>kolgotavd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rint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kut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kigis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pso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áárná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ääki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álhu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ajenn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jđe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ttyr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rp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rp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oč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vart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varc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va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un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ldâl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ulus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tt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rru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rm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m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j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ava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raav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pp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rpp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eograf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reogra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ostu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on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tto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t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ser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s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mi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ulm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koonpan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j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sk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yev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mall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l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ipei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árŋ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ha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mar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du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đuttem</text:p>
          </table:table-cell>
          <table:table-cell/>
          <table:table-cell office:value-type="string" calcext:value-type="string">
            <text:p>pijned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är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ro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štâlem</text:p>
          </table:table-cell>
          <table:table-cell/>
          <table:table-cell office:value-type="string" calcext:value-type="string">
            <text:p>mainâ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ä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rree</text:p>
          </table:table-cell>
          <table:table-cell/>
          <table:table-cell office:value-type="string" calcext:value-type="string">
            <text:p>čuágg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gi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tamai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hittä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astrof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rr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amel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jäälg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pp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pp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äline, laite, seksuaalinen</text:p>
          </table:table-cell>
          <table:table-cell office:value-type="string" calcext:value-type="string">
            <text:p>pierg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äld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i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is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pa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n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alat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ssoonimme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ulkki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j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o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sekk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ieččiivuotâ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eč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ro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pir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spir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nov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nov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nä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ttysestä</text:p>
          </table:table-cell>
          <table:table-cell office:value-type="string" calcext:value-type="string">
            <text:p>huuŋŋâ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ko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iko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k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a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g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g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väs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gien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ygie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s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evânjuol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o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ts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icc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pp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ip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tkin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hyt tuokio, ei interjektio</text:p>
          </table:table-cell>
          <table:table-cell office:value-type="string" calcext:value-type="string">
            <text:p>puudâš</text:p>
          </table:table-cell>
          <table:table-cell office:value-type="string" calcext:value-type="string">
            <text:p>interjektio</text:p>
          </table:table-cell>
          <table:table-cell office:value-type="string" calcext:value-type="string">
            <text:p>vyerdlist</text:p>
          </table:table-cell>
          <table:table-cell/>
          <table:table-cell office:value-type="string" calcext:value-type="string">
            <text:p>vyerdi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gellis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ija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ävi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áppáj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rast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kku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uopp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hl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rbii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rbi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yys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osof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iloso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ili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oluu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voluu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ä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uos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oav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äkoh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ktro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lektr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ä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es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es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alog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a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än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rän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sfää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iosfáá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aa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aat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v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ktoritee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uktorite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ioin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äššigâss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elep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ärjuliäp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ärj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is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rt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im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lykk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iätu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rit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gorit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u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b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tivitee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ktivite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atem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katem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t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ääni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dd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kko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fabet</text:p>
          </table:table-cell>
          <table:table-cell office:value-type="string" calcext:value-type="string">
            <text:p>kirjain</text:p>
          </table:table-cell>
          <table:table-cell office:value-type="string" calcext:value-type="string">
            <text:p>puusta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kulm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skähd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orsâ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ltäkylläis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li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steldi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lis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est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lihuom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leis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k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h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hteis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hts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hdysviiv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y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ovi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iras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ojânäpp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ihk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oi</text:p>
          </table:table-cell>
          <table:table-cell/>
          <table:table-cell office:value-type="string" calcext:value-type="string">
            <text:p>vuoi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d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s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a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n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rkk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rkk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kis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rkosmi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til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m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lsk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ibž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hd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itto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evv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ik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jäävv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ihtyv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hvil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hre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hko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hkoo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ljenpoi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ka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uŋkk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ij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uv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mog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tt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đukk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tuull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stasyntynyt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menn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rjo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ärjä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äin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an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p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árg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paaehtoisty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ijjâtátulâš_par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n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t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äl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loit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äldid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ja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ts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äljej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äliintul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älähd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ko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itio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oskâorro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äis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in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in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hve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ähittäiskaupp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ähentym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äppá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ähenn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pi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äheksynt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álbášem</text:p>
          </table:table-cell>
          <table:table-cell/>
          <table:table-cell office:value-type="string" calcext:value-type="string">
            <text:p>pajaluvkeččâ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a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aa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ap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dis-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udi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teli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kall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he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akoits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versu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nivers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vel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vervel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ssakäve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ssakäveli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ke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o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škem</text:p>
          </table:table-cell>
          <table:table-cell office:value-type="string" calcext:value-type="string">
            <text:p>Lii-uv čuáli toimâm?</text:p>
          </table:table-cell>
          <table:table-cell office:value-type="string" calcext:value-type="string">
            <text:p>čuáli_toimâ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loskäyn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l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lv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k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äijih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mavalvo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oijâmkocc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ima-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i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h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hka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ytyväis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tâv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rm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öyhteis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övuo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govuá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öuupu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ömat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gomät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öeläm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goeell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ls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u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u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ulahd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tkis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đhâ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tki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tk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koo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rko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h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ore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one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nni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nnett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mp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o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l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uhl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hle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hannesos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una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sunam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semp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ilog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ri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ko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rik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ri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een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mpolii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rampol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öyrä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ea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rtill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ortil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örke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rju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ást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ise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ipil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b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enn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n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g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kapu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ail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iti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ipi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ip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to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etämättöm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etimettum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ur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veydenhoitoa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roris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rror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ri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rr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ap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rap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l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eskente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elus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ejâpastem</text:p>
          </table:table-cell>
          <table:table-cell office:value-type="string" calcext:value-type="string">
            <text:p>lyhenne</text:p>
          </table:table-cell>
          <table:table-cell office:value-type="string" calcext:value-type="string">
            <text:p>t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ittämätön</text:p>
          </table:table-cell>
          <table:table-cell office:value-type="string" calcext:value-type="string">
            <text:p>teejah</text:p>
          </table:table-cell>
          <table:table-cell office:value-type="string" calcext:value-type="string">
            <text:p>keitetty</text:p>
          </table:table-cell>
          <table:table-cell office:value-type="string" calcext:value-type="string">
            <text:p>teej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ss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ä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kkail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árkkoj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lonpoikaiskulttuu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llenn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l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lk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kahuon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ivuk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is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ištâl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ik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ijdâš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ähtö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áásná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hdikk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at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aa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ä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yönnö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upie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untaissärm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unnitelmall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ull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uau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sh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sh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p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pi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osittel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vžojeijee</text:p>
          </table:table-cell>
          <table:table-cell/>
          <table:table-cell office:value-type="string" calcext:value-type="string">
            <text:p>avžuutteij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olink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ol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ltt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kell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ohčâl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juv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jyebžil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ud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u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u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ruu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t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ruc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ktuu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ruktu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ateg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trate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onso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ponsor</text:p>
          </table:table-cell>
          <table:table-cell/>
          <table:table-cell office:value-type="string" calcext:value-type="string">
            <text:p>ruttâdeij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r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piir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tu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átialm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siolog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siologia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m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raavaa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s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rag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marag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et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ec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and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kand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aa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it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sar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säpiiril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r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p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p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ipu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ng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fon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nfo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lmä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li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oll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il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gma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hampo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amp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ak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fää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fää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p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epe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uu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nsu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aatto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naat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venn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ko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kk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li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ksuaal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ksuaal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äm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i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gme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g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p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ep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vu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ovâstem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ttu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tellii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telli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te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är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ärkk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pis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g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nd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ppan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mppan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mu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askâ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pa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on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lmia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lmi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amoin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câkk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h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áhhá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at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ät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as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u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ää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a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ag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ag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ys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y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uvr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öpp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um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so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mp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m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k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oss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koi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hâd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öykk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öyhtä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vitt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s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omalaiskirj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omalâškirj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man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ooma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lamb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hm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hkais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til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s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pu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sostem</text:p>
          </table:table-cell>
          <table:table-cell/>
          <table:table-cell office:value-type="string" calcext:value-type="string">
            <text:p>heŋgâ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ppil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p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iv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ivatt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ippuv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h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or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tor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tkeili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o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onan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son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ut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pp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pp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l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iemnj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p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ntt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larv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ntou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kvisiit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konstruk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ekonstru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u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s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tsi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ätin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pp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äppä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áppá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ppa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kais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áŋgášt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ämeikk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kennusma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kas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aš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kas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ähist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joi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ijiitt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ruoh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airuá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pp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hv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tt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ttipann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stylaud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säköin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kkee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sähd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rostem</text:p>
          </table:table-cell>
          <table:table-cell office:value-type="string" calcext:value-type="string">
            <text:p>lyhytaikainen</text:p>
          </table:table-cell>
          <table:table-cell office:value-type="string" calcext:value-type="string">
            <text:p>orostist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ähd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öve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öri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ja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unau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umer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uhel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uasti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k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i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rev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olus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älušt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olis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nerr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l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ht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tes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vin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ov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o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o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fektuu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esen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rees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uka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tre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t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ku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ta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stu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öp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nch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n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m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ovdâ</text:p>
          </table:table-cell>
          <table:table-cell/>
          <table:table-cell office:value-type="string" calcext:value-type="string">
            <text:p>jođetteije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ölytt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vjej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ami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lyam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y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ly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t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áld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t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uáld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l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a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ökä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nt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m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kkileikk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hjo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hdisk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yy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ati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la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tkäjänteis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sti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staa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sta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ris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rin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ra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one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one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n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enn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lkki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älviuágg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kse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ir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h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os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eŋg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su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u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ovâsvuopta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us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áđu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k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oll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ksiantamattom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forman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erforma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ehdy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tu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sa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n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ippo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äippá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il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hm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e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dagog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edag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uk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i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ikoin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ätev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ohá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uu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to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lame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la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omii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ntomi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o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im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ndem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ndem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vo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vel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lvâl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tt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lo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äl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le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kk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kkamurha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j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ji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j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lautum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ko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águ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o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águtt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äivyst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cc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st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ino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in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iäib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ikka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iän tai lohkeaman paikkaus</text:p>
          </table:table-cell>
          <table:table-cell office:value-type="string" calcext:value-type="string">
            <text:p>tuovŋâm</text:p>
          </table:table-cell>
          <table:table-cell office:value-type="string" calcext:value-type="string">
            <text:p>korjaaminen</text:p>
          </table:table-cell>
          <table:table-cell office:value-type="string" calcext:value-type="string">
            <text:p>tivvoom</text:p>
          </table:table-cell>
          <table:table-cell office:value-type="string" calcext:value-type="string">
            <text:p>keilailussa</text:p>
          </table:table-cell>
          <table:table-cell office:value-type="string" calcext:value-type="string">
            <text:p>komet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ikanni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hi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h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avi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äätte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öylät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u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han nosto</text:p>
          </table:table-cell>
          <table:table-cell office:value-type="string" calcext:value-type="string">
            <text:p>paje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ta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ááld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todoks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nament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rnament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rin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a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gas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rga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tor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rato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posi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pposi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pivelvoll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ppâviälvul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ttav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r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per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avar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ympiastadio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lympiastad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ympial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ymp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lymp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symoro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ks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jibw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jibw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koluk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juálguluuh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keell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ikeakät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álgiskieđâ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hj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hjelm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servator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yt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yttä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rkkeili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urmâd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yplä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mf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ymf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ud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u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tt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oskalu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ortenkir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orâikirj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orisotyö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orâipar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oho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er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umer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r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rm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veljalk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s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pu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n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mm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mis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mi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k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s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it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ulo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ppa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pp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ljäso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iäljád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likk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elj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its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utin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u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uhu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ddimpierg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uhoi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c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c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äppyl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ikâl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hi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ami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aamij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yj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s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s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ys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önny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yllerr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u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u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appâ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li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sl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ru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álu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re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otoil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on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odostel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mm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kk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u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inaistied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inaisnor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inaismu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inaislin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inaiskre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inaishau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henn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uk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öss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r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or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p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n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isoluis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aŋgâsellâgii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in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imuoto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ikulm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aŋgâčievâ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l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ekyy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lekyy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d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i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obiil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inigolf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nigol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ni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i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ili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ks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k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krob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kro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ee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etelm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ltym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l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l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lia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ehus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säl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sähalli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ccihaldâttâ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s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c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odolog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tod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fo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tafo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a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eta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kono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rko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rkka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rta</text:p>
          </table:table-cell>
          <table:table-cell office:value-type="string" calcext:value-type="string">
            <text:p>merkkim</text:p>
          </table:table-cell>
          <table:table-cell office:value-type="string" calcext:value-type="string">
            <text:p>monta kertaa</text:p>
          </table:table-cell>
          <table:table-cell office:value-type="string" calcext:value-type="string">
            <text:p>miärkk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ninkä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lo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iäll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anoo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lanoo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kani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is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ije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uu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duu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ar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emaat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rk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akas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ännis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naryyn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ld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äni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in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ksi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ks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straa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istra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sti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os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áin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g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ääränpä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rikeeč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ala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yse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yse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yps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čče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u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uh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terila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uteer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on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ntaishoi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ok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mo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l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kiol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uvâttâhuápp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rv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ppupä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oonjiškeeč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ker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jaali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im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gist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us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ukk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en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ise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pla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pe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nu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et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ittol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ttolâš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ipaisi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ioit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ikennöitsi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haks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evi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nno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ipo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ipo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iäibo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kitte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i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ei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ht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gitimitee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egitimite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ioo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egioo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gend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egen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vuaa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vua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vent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ven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vast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u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vu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äppä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pi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nnoi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nd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j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iva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iski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iskij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ihdu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ruáinu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h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ähi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dem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hettilä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byri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byr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aborato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orant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ym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ve-eurosâš</text:p>
          </table:table-cell>
          <table:table-cell/>
          <table:table-cell office:value-type="string" calcext:value-type="string">
            <text:p>lovemárkkásâ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häelm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vitten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vee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veen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va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van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vernöö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v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va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vai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vv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us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unsil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um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ulo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ukaut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ivaankappale</text:p>
          </table:table-cell>
          <table:table-cell office:value-type="string" calcext:value-type="string">
            <text:p>máánu</text:p>
          </table:table-cell>
          <table:table-cell office:value-type="string" calcext:value-type="string">
            <text:p>rasva</text:p>
          </table:table-cell>
          <table:table-cell office:value-type="string" calcext:value-type="string">
            <text:p>pyei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stantam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ssil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rssil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raatto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raat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pp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s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ol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t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ntal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eldâäss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l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l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lta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lo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ivu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do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ritii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riit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att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raa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verr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uošk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skennis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roos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rroos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p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rp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o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reograf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reograf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ral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or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ppe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pp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ordinaatto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ordinaat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oko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ok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vekt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ön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ntras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tr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abass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trabas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sult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sult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sor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sor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sens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sens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gre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ng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firmaat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ppani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isar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misa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i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e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med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me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ltto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kke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iv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ht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ht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ho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bol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bo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al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a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oo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lo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ise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lis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in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li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mma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lem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tiin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säl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ist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avgej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re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čovgâd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os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o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ltte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lpailu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ka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iv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itoll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jttev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illo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ik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ihtyv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h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ertoti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ve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tsu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ts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skusteli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avâstâll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skeyt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oskâldi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rkk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räi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räili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tan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t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lok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lkkai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älhástâll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ito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il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ik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hys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hru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hr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yttöönot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onväld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äyttöik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vttima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ävi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uppa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ttel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ieđâst_tiervât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t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s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ker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tegor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tego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str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str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stel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juoskâ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staj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äst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sk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sitteis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sar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asaa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v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st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r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rm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demum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rdemum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a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är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eerr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ps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ps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p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uun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an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ttu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sli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sl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ns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sallislip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sainvälistym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ist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nis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ervik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n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n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m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pur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mmekk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m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us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istekálv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m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liu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l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k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akt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ks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ksijalk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kyevtjuálgá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kluun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iv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iverri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htiaja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s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rrok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rn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ärinlii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a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än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ää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urrettav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uri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tte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peä puhelu</text:p>
          </table:table-cell>
          <table:table-cell office:value-type="string" calcext:value-type="string">
            <text:p>sárnudem</text:p>
          </table:table-cell>
          <table:table-cell office:value-type="string" calcext:value-type="string">
            <text:p>keskustelu</text:p>
          </table:table-cell>
          <table:table-cell office:value-type="string" calcext:value-type="string">
            <text:p>savâstâllâ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t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onn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kurt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hl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en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ug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us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urnalis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k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ooke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o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äyn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tö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sente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rkäl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rin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lost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lleensyntym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uđđâsistšoddâ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älke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akso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b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är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ääpei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ieŋâkierd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sestäänselv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seiron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ieširo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se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ieš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u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o-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la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sl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änis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rvikuv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uii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u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rne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ume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stru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ituu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stitu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kluus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kluus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jek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jek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orm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form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uens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fluens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laat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flaat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ark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far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ukup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llat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llati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käryhm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kä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heiä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ibi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ib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a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han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ypi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väil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ökkä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olliitt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ödyllis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ávhá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min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u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iivsig</text:p>
          </table:table-cell>
          <table:table-cell/>
          <table:table-cell office:value-type="string" calcext:value-type="string">
            <text:p>hyys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urte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r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oltaj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oli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mpp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ump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v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oskoo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orosk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r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m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lokaus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olokau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itol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h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ipp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noit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nk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lpe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ko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erri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enomekaniik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rkk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pre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epre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patii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epati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delmällisy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hmisestä, eläimestä</text:p>
          </table:table-cell>
          <table:table-cell office:value-type="string" calcext:value-type="string">
            <text:p>šohâneijeevuotâ</text:p>
          </table:table-cell>
          <table:table-cell office:value-type="string" calcext:value-type="string">
            <text:p>kasveista</text:p>
          </table:table-cell>
          <table:table-cell office:value-type="string" calcext:value-type="string">
            <text:p>heeđâlmlâšvuot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eav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ut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ävdi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rve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iergâ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rast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joitt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ra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nk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mpuril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amburlâš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mi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ltijata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äld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st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al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iv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äiritsi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äirint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ett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ike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ihatteli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avau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d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ra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rill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oril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f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ol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ukoo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luuko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par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ep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odesi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n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t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neti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ormu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k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ok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ir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e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a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ara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aara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et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eni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vdán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enem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vdá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t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illisalu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iarvo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erâárvus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-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erâ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erâ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ätoivott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äkyps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päai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tisyy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tistäm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nakoin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d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ndi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at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moat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merit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vyttäj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oonjäänt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oll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älu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ollistam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o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invoimais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ellimvuáimál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ktrolyyttikondensaattor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ktrolyy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lektrolyy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ask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ksotiik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ksoti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ek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efee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ettisyy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ettisâš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epo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epos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dunvalvo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distäjä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vdedeije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esotta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kumentoin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okument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kur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sku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ktatuu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ktatu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eemo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e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k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e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nga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ong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g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lo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toopp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ograf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iograf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g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in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i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iis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s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ens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erolli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mb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amb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äyrä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i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is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ut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m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ditor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tm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st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oi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stero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kell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iakk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äššigâs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ettaj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eto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se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enn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efak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rtefa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pajain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uárbá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kkitehtuu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rkkitehtu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boretum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plod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pl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loopp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ti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eeksipyyntö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ostel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emi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em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lysoin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alysi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umar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ääččimrađ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u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m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mun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ääčč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moniakk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mmoni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fiteatte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mfiteat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töör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matöö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nuenss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manu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šamanis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aman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šamaan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šaama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is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ka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ällä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av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vatint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kvaari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kvaa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tivism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ktivis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sentt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ks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ryy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kry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kusatiiv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kkusati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an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joit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jattomu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äigittesvuotâ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nesos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ku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hdistune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eroso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eros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verb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dver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originaal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borigina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nio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vapa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os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kohtaisuus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alainen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e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10-26T01:52:52.567643790</dc:date>
    <meta:editing-duration>PT8H35M32S</meta:editing-duration>
    <meta:editing-cycles>21</meta:editing-cycles>
    <meta:generator>LibreOffice/7.3.2.2$MacOSX_X86_64 LibreOffice_project/49f2b1bff42cfccbd8f788c8dc32c1c309559be0</meta:generator>
    <meta:document-statistic meta:table-count="1" meta:cell-count="4402" meta:object-count="0"/>
  </office:meta>
</office:document-meta>
</file>